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62c2" officeooo:paragraph-rsid="001f62c2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bf02" officeooo:paragraph-rsid="0021bf02"/>
    </style:style>
    <style:style style:name="P3" style:family="paragraph" style:parent-style-name="Standard">
      <style:paragraph-properties fo:text-align="start" style:justify-single-word="false"/>
      <style:text-properties officeooo:paragraph-rsid="00224a3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f62c2" officeooo:paragraph-rsid="001f62c2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ff325" officeooo:paragraph-rsid="001ff325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officeooo:rsid="00224a39" officeooo:paragraph-rsid="00224a39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rsid="0023b279" officeooo:paragraph-rsid="0023b279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27b6cf" officeooo:paragraph-rsid="0027b6cf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3b279" officeooo:paragraph-rsid="0023b279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557c5" officeooo:paragraph-rsid="002557c5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5bb12" officeooo:paragraph-rsid="0025bb12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27b6cf" officeooo:paragraph-rsid="0027b6cf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d48b"/>
    </style:style>
    <style:style style:name="T3" style:family="text">
      <style:text-properties style:text-underline-style="none" officeooo:rsid="00224a3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3b279" style:font-weight-asian="normal" style:font-weight-complex="normal"/>
    </style:style>
    <style:style style:name="T6" style:family="text">
      <style:text-properties style:text-underline-style="none" officeooo:rsid="0023b279"/>
    </style:style>
    <style:style style:name="T7" style:family="text">
      <style:text-properties officeooo:rsid="001ff325"/>
    </style:style>
    <style:style style:name="T8" style:family="text">
      <style:text-properties style:text-underline-style="solid" style:text-underline-width="auto" style:text-underline-color="font-color" officeooo:rsid="00224a39"/>
    </style:style>
    <style:style style:name="T9" style:family="text">
      <style:text-properties officeooo:rsid="00299a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Revolution <text:span text:style-name="T7">(1775-1781)</text:span></text:p>
      <text:p text:style-name="P4"/>
      <text:p text:style-name="P5">The American Revolution was less won by the Americans than it was won by the British</text:p>
      <text:p text:style-name="P5">The British had a series of victories followed by a couple of enormous blunders.</text:p>
      <text:p text:style-name="P5"><text:tab/>The first blunder was at Saratoga on Octo<text:tab/>ber 17, 1777. This is thought of as the turning <text:tab/>point of the war.</text:p>
      <text:p text:style-name="P5"><text:tab/>The second blunder was at Yorktown on October 17,1778</text:p>
      <text:p text:style-name="P5"/>
      <text:p text:style-name="P2">American Strategy:<text:span text:style-name="T1"> avoided commitment; goal was to drag the war out and never lose any battle badly, but was fine with losing slightly lots of times. </text:span><text:span text:style-name="T2">The idea was that the British would lose impetus and desire to fight.</text:span></text:p>
      <text:p text:style-name="P2"/>
      <text:p text:style-name="P3"><text:span text:style-name="T8">British Strategy:</text:span><text:span text:style-name="T3"> </text:span></text:p>
      <text:list xml:id="list3148299970691040377" text:style-name="L2">
        <text:list-item>
          <text:p text:style-name="P6"><text:span text:style-name="T1">Phase One (75-78):</text:span><text:span text:style-name="T4"> </text:span><text:span text:style-name="T5">Focuses on the Northeast. Try to surround and destroy the nothern colonies and defeat Washington.</text:span></text:p>
        </text:list-item>
        <text:list-item>
          <text:p text:style-name="P8"><text:span text:style-name="T6">P</text:span><text:span text:style-name="T1">hase Two (78-81):</text:span></text:p>
          <text:list>
            <text:list-item>
              <text:p text:style-name="P12"><text:span text:style-name="T1">The British were going to try to recruit the huge numbers of “loyalists” from the South</text:span></text:p>
            </text:list-item>
          </text:list>
        </text:list-item>
        <text:list-item>
          <text:p text:style-name="P7"><text:span text:style-name="T4">Half of the British forces arrive at the Hudson and Atlantic Ocean. These ships are under General Howe, who was a womanizer. </text:span></text:p>
        </text:list-item>
        <text:list-item>
          <text:p text:style-name="P7"><text:span text:style-name="T4">General Howe was supposed to go up the Hudson and meet General Burgoyne, who was an arrogant ass and was in Southern Canada.</text:span></text:p>
        </text:list-item>
        <text:list-item>
          <text:p text:style-name="P9">Howe breaks the plan and heads south to capture Philly and meet up with his girlfriend.</text:p>
        </text:list-item>
        <text:list-item>
          <text:p text:style-name="P10">Burgoyne fights some battles to try to get food, and is getting harassed by colonials</text:p>
        </text:list-item>
        <text:list-item>
          <text:p text:style-name="P10">OCT 17, 1777, Saratoga NY:</text:p>
          <text:list>
            <text:list-item>
              <text:p text:style-name="P10">Fights massive battle in Saratoga, wins, but has no ammo and is screwed and has to surrender to the colonies.</text:p>
            </text:list-item>
            <text:list-item>
              <text:p text:style-name="P11">British morale begins to sag</text:p>
            </text:list-item>
          </text:list>
        </text:list-item>
        <text:list-item>
          <text:p text:style-name="P11">OCT 17, 1778, Yorktown NY:</text:p>
          <text:list>
            <text:list-item>
              <text:p text:style-name="P11">Led by General Cornwallis</text:p>
            </text:list-item>
            <text:list-item>
              <text:p text:style-name="P11">Were surrounded and forced to surren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0:46:37.279725952</meta:creation-date>
    <dc:date>2014-10-01T12:11:35.466465096</dc:date>
    <meta:editing-duration>PT1H24M53S</meta:editing-duration>
    <meta:editing-cycles>10</meta:editing-cycles>
    <meta:generator>LibreOffice/4.3.2.2.0$Linux_X86_64 LibreOffice_project/430m0$Build-2</meta:generator>
    <meta:document-statistic meta:table-count="0" meta:image-count="0" meta:object-count="0" meta:page-count="1" meta:paragraph-count="20" meta:word-count="276" meta:character-count="1503" meta:non-whitespace-character-count="1255"/>
  </office:meta>
</office:document-meta>
</file>